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5.9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8cm"/>
    </style:style>
    <style:style style:name="co7" style:family="table-column">
      <style:table-column-properties fo:break-before="auto" style:column-width="4.494cm"/>
    </style:style>
    <style:style style:name="co8" style:family="table-column">
      <style:table-column-properties fo:break-before="auto" style:column-width="3.995cm"/>
    </style:style>
    <style:style style:name="co9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3.884cm"/>
    </style:style>
    <style:style style:name="co11" style:family="table-column">
      <style:table-column-properties fo:break-before="auto" style:column-width="6.63cm"/>
    </style:style>
    <style:style style:name="co12" style:family="table-column">
      <style:table-column-properties fo:break-before="auto" style:column-width="9.433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3.023cm"/>
    </style:style>
    <style:style style:name="co16" style:family="table-column">
      <style:table-column-properties fo:break-before="auto" style:column-width="6.299cm"/>
    </style:style>
    <style:style style:name="co17" style:family="table-column">
      <style:table-column-properties fo:break-before="auto" style:column-width="3.108cm"/>
    </style:style>
    <style:style style:name="co18" style:family="table-column">
      <style:table-column-properties fo:break-before="auto" style:column-width="12.797cm"/>
    </style:style>
    <style:style style:name="co19" style:family="table-column">
      <style:table-column-properties fo:break-before="auto" style:column-width="4.246cm"/>
    </style:style>
    <style:style style:name="co20" style:family="table-column">
      <style:table-column-properties fo:break-before="auto" style:column-width="8.74cm"/>
    </style:style>
    <style:style style:name="co21" style:family="table-column">
      <style:table-column-properties fo:break-before="auto" style:column-width="6.659cm"/>
    </style:style>
    <style:style style:name="co22" style:family="table-column">
      <style:table-column-properties fo:break-before="auto" style:column-width="3.912cm"/>
    </style:style>
    <style:style style:name="co23" style:family="table-column">
      <style:table-column-properties fo:break-before="auto" style:column-width="12.016cm"/>
    </style:style>
    <style:style style:name="co24" style:family="table-column">
      <style:table-column-properties fo:break-before="auto" style:column-width="7.186cm"/>
    </style:style>
    <style:style style:name="co25" style:family="table-column">
      <style:table-column-properties fo:break-before="auto" style:column-width="5.96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64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85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fff00"/>
    </style:style>
    <style:style style:name="ce87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6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18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1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0" style:family="table-cell" style:parent-style-name="Default" style:data-style-name="N37"/>
    <style:style style:name="ce121" style:family="table-cell" style:parent-style-name="Default">
      <style:table-cell-properties fo:background-color="#66ff66"/>
    </style:style>
    <style:style style:name="ce122" style:family="table-cell" style:parent-style-name="Default">
      <style:table-cell-properties fo:background-color="#ffff66"/>
    </style:style>
    <style:style style:name="ce123" style:family="table-cell" style:parent-style-name="Default">
      <style:table-cell-properties fo:background-color="#ffcc00"/>
    </style:style>
    <style:style style:name="ce124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66ccff"/>
    </style:style>
    <style:style style:name="ce126" style:family="table-cell" style:parent-style-name="Default">
      <style:table-cell-properties fo:background-color="#33ff99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fo:background-color="#ff3333"/>
    </style:style>
    <style:style style:name="ce129" style:family="table-cell" style:parent-style-name="Default">
      <style:table-cell-properties fo:background-color="#66ffff"/>
    </style:style>
    <style:style style:name="ce130" style:family="table-cell" style:parent-style-name="Default">
      <style:table-cell-properties fo:background-color="#99ff66"/>
    </style:style>
    <style:style style:name="ce131" style:family="table-cell" style:parent-style-name="Default">
      <style:table-cell-properties fo:background-color="#ff9900"/>
    </style:style>
    <style:style style:name="ce132" style:family="table-cell" style:parent-style-name="Default">
      <style:table-cell-properties fo:background-color="#ffff99"/>
    </style:style>
    <style:style style:name="T1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2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5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64" office:value-type="string" calcext:value-type="string">
            <text:p><text:span text:style-name="T1">Calcote, J. (2010). </text:span><text:span text:style-name="T2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2">
          <table:table-cell table:style-name="ce83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85" office:value-type="string" calcext:value-type="string">
            <text:p>HIGH</text:p>
          </table:table-cell>
          <table:table-cell table:style-name="ce85" office:value-type="string" calcext:value-type="string">
            <text:p>page</text:p>
          </table:table-cell>
          <table:table-cell table:style-name="ce86" office:value-type="string" calcext:value-type="string">
            <text:p>Moderate</text:p>
          </table:table-cell>
          <table:table-cell table:style-name="ce86" office:value-type="string" calcext:value-type="string">
            <text:p>page</text:p>
          </table:table-cell>
          <table:table-cell table:style-name="ce87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84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6" table:default-cell-style-name="ce90"/>
        <table:table-column table:style-name="co7" table:default-cell-style-name="ce90"/>
        <table:table-column table:style-name="co8" table:default-cell-style-name="ce90"/>
        <table:table-column table:style-name="co9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90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90"/>
        <table:table-column table:style-name="co2" table:visibility="collapse" table:default-cell-style-name="ce90"/>
        <table:table-column table:style-name="co2" table:number-columns-repeated="9" table:default-cell-style-name="ce90"/>
        <table:table-column table:style-name="co2" table:visibility="collapse" table:default-cell-style-name="ce90"/>
        <table:table-column table:style-name="co2" table:number-columns-repeated="9" table:default-cell-style-name="ce90"/>
        <table:table-column table:style-name="co2" table:visibility="collapse" table:default-cell-style-name="ce90"/>
        <table:table-column table:style-name="co2" table:number-columns-repeated="21" table:default-cell-style-name="ce90"/>
        <table:table-row table:style-name="ro1">
          <table:table-cell table:style-name="ce7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7"/>
          <table:table-cell table:style-name="ce16"/>
          <table:table-cell table:style-name="ce7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16"/>
          <table:table-cell table:style-name="ce7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18"/>
          <table:covered-table-cell table:style-name="ce18" office:value-type="string" calcext:value-type="string">
            <text:p>https://arxiv.org/abs/2005.10825v1</text:p>
          </table:covered-table-cell>
          <table:table-cell table:style-name="ce16"/>
          <table:table-cell table:style-name="ce7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18" office:value-type="string" calcext:value-type="string" table:number-columns-spanned="3" table:number-rows-spanned="1">
            <text:p>CPP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C#</text:p>
          </table:table-cell>
          <table:covered-table-cell table:number-columns-repeated="2" table:style-name="ce18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18" office:value-type="string" calcext:value-type="string" table:number-columns-spanned="3" table:number-rows-spanned="1">
            <text:p>C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Java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Go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Python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WEB</text:p>
          </table:table-cell>
          <table:covered-table-cell table:number-columns-repeated="2" table:style-name="ce18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2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90" office:value-type="string" calcext:value-type="string">
            <text:p>Introduction to Algorithms</text:p>
          </table:table-cell>
          <table:table-cell table:style-name="ce90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106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5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84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3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2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84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13"/>
          <table:table-cell office:value-type="string" calcext:value-type="string">
            <text:p>Programming Python</text:p>
          </table:table-cell>
          <table:table-cell table:style-name="ce106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84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1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table:number-columns-repeated="2"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84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1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84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1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84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1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19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6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6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float" office:value="52" calcext:value-type="float">
            <text:p>52</text:p>
          </table:table-cell>
          <table:table-cell table:number-columns-repeated="35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5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9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84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39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84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5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5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5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5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5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84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84" office:value-type="string" calcext:value-type="string">
            <text:p>complete</text:p>
          </table:table-cell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3"/>
          <table:table-cell table:style-name="ce90" office:value-type="string" calcext:value-type="string">
            <text:p>binary games</text:p>
          </table:table-cell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5">
          <table:table-cell table:number-columns-repeated="3"/>
          <table:table-cell table:style-name="ce90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90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5"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106"/>
        <table:table-column table:style-name="co11" table:default-cell-style-name="ce106"/>
        <table:table-column table:style-name="co2" table:default-cell-style-name="ce106"/>
        <table:table-column table:style-name="co2" table:number-columns-repeated="2" table:default-cell-style-name="ce112"/>
        <table:table-column table:style-name="co2" table:default-cell-style-name="Default"/>
        <table:table-row table:style-name="ro1">
          <table:table-cell table:style-name="ce90"/>
          <table:table-cell table:style-name="Default" table:number-columns-repeated="4"/>
          <table:table-cell/>
        </table:table-row>
        <table:table-row table:style-name="ro1">
          <table:table-cell table:style-name="ce90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90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Intro AI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106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106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1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106" office:value-type="string" calcext:value-type="string">
            <text:p>None </text:p>
          </table:table-cell>
        </table:table-row>
        <table:table-row table:style-name="ro7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106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7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106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1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106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106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7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106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106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7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Agent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Planning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Search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Logic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Uncertainty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Machine Learning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113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15"/>
        </table:table-row>
        <table:table-row table:style-name="ro7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113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106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7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15"/>
        </table:table-row>
        <table:table-row table:style-name="ro4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113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106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4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15"/>
        </table:table-row>
        <table:table-row table:style-name="ro4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106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4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15"/>
        </table:table-row>
        <table:table-row table:style-name="ro7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Natural Language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106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106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1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Robotic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15"/>
        </table:table-row>
        <table:table-row table:style-name="ro7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Perception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Philosophy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4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4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Lisp Programming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106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7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106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1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106" office:value-type="string" calcext:value-type="string">
            <text:p><text:a xlink:href="http://www.norvig.com/paip" xlink:type="simple">481K Lisp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106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106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1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106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106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7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106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Prolog Programming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106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106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106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106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C++/Java/Python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106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Reference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4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ep Sketch-Based Modeling of Man-Made Shapes</text:p>
          </table:table-cell>
          <table:table-cell table:style-name="ce106" office:value-type="string" calcext:value-type="string">
            <text:p>Dmitriy Smirnov, Mikhail Bessmeltsev, and Justin Solomon </text:p>
          </table:table-cell>
          <table:table-cell table:style-name="ce106"/>
          <table:table-cell table:style-name="ce121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25"/>
          <table:table-cell table:style-name="ce126" office:value-type="string" calcext:value-type="string">
            <text:p>papers collection</text:p>
          </table:table-cell>
          <table:table-cell table:style-name="ce126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18" office:value-type="string" calcext:value-type="string">
            <text:p>Ricky T. Q. Chen*, Yulia Rubanova*, Jesse Bettencourt*, David Duvenaud</text:p>
          </table:table-cell>
          <table:table-cell table:style-name="ce118"/>
          <table:table-cell table:style-name="ce121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7">
          <table:table-cell table:style-name="ce116" office:value-type="string" calcext:value-type="string">
            <text:p><text:span text:style-name="T4">Multi-Sample Dropout for Accelerated Training</text:span></text:p>
            <text:p><text:span text:style-name="T4">and Better Generalization</text:span></text:p>
          </table:table-cell>
          <table:table-cell table:style-name="ce119" office:value-type="string" calcext:value-type="string">
            <text:p>Hiroshi Inoue</text:p>
          </table:table-cell>
          <table:table-cell table:style-name="ce119"/>
          <table:table-cell table:style-name="ce121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22"/>
          <table:table-cell office:value-type="string" calcext:value-type="string">
            <text:p>https://distill.pub/</text:p>
          </table:table-cell>
          <table:table-cell/>
        </table:table-row>
        <table:table-row table:style-name="ro7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21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7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21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5">
          <table:table-cell office:value-type="string" calcext:value-type="string">
            <text:p>An implementation of the BERT-DST</text:p>
          </table:table-cell>
          <table:table-cell table:style-name="ce106" office:value-type="string" calcext:value-type="string">
            <text:p>Guan-Lin Chao </text:p>
          </table:table-cell>
          <table:table-cell table:style-name="ce106" office:value-type="string" calcext:value-type="string">
            <text:p>Jul 2019 </text:p>
          </table:table-cell>
          <table:table-cell table:style-name="ce121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21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5">
          <table:table-cell office:value-type="string" calcext:value-type="string">
            <text:p>A General Decoupled Learning Framework for Parameterized Image Operators</text:p>
          </table:table-cell>
          <table:table-cell table:style-name="ce106" office:value-type="string" calcext:value-type="string">
            <text:p>Qingnan Fan </text:p>
          </table:table-cell>
          <table:table-cell table:style-name="ce106" office:value-type="string" calcext:value-type="string">
            <text:p>Jul 2019 </text:p>
          </table:table-cell>
          <table:table-cell table:style-name="ce121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5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22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5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21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Representations by Maximizing Mutual Information Across Views</text:p>
          </table:table-cell>
          <table:table-cell table:style-name="ce106" office:value-type="string" calcext:value-type="string">
            <text:p>Danijar Hafner </text:p>
          </table:table-cell>
          <table:table-cell table:style-name="ce106" office:value-type="string" calcext:value-type="string">
            <text:p>Nov 2018</text:p>
          </table:table-cell>
          <table:table-cell table:style-name="ce121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21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21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21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106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21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: Pixel-Aligned Implicit Function for High-Resolution Clothed Human Digitization</text:p>
          </table:table-cell>
          <table:table-cell table:style-name="ce106" office:value-type="string" calcext:value-type="string">
            <text:p>Shunsuke Saito <text:s/>Zeng Huang Ryota Natsume</text:p>
          </table:table-cell>
          <table:table-cell table:style-name="ce120" office:value-type="string" calcext:value-type="string">
            <text:p>may – dec 2019</text:p>
          </table:table-cell>
          <table:table-cell table:style-name="ce121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106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21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Aspects of Creativity in Automatic Poetry Generation</text:p>
          </table:table-cell>
          <table:table-cell table:style-name="ce106" office:value-type="string" calcext:value-type="string">
            <text:p>Brendan Bena </text:p>
          </table:table-cell>
          <table:table-cell table:style-name="ce106" office:value-type="string" calcext:value-type="string">
            <text:p>Feb 2020 </text:p>
          </table:table-cell>
          <table:table-cell table:style-name="ce121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ting lyrics with variational autoencoder andmulti-modal artist embeddings</text:p>
          </table:table-cell>
          <table:table-cell table:style-name="ce106" office:value-type="string" calcext:value-type="string">
            <text:p>Olga Vechtomova </text:p>
          </table:table-cell>
          <table:table-cell table:style-name="ce106" office:value-type="string" calcext:value-type="string">
            <text:p>Dec 2018 </text:p>
          </table:table-cell>
          <table:table-cell table:style-name="ce121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DT: Neural-Backed Decision Trees</text:p>
          </table:table-cell>
          <table:table-cell table:style-name="ce106" office:value-type="string" calcext:value-type="string">
            <text:p>Alvin Wan </text:p>
          </table:table-cell>
          <table:table-cell table:style-name="ce106" office:value-type="string" calcext:value-type="string">
            <text:p>Apr 2020 </text:p>
          </table:table-cell>
          <table:table-cell table:style-name="ce121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ee Through Obstructions</text:p>
          </table:table-cell>
          <table:table-cell table:style-name="ce106" office:value-type="string" calcext:value-type="string">
            <text:p>Yu-Lun Liu </text:p>
          </table:table-cell>
          <table:table-cell table:style-name="ce106" office:value-type="string" calcext:value-type="string">
            <text:p>Apr 2020 </text:p>
          </table:table-cell>
          <table:table-cell table:style-name="ce121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7">
          <table:table-cell table:style-name="ce117" office:value-type="string" calcext:value-type="string">
            <text:p>Striving for Simplicity: The All Convolutional Net</text:p>
          </table:table-cell>
          <table:table-cell table:style-name="ce106" office:value-type="string" calcext:value-type="string">
            <text:p>Springenberg, J.T., Dosovitskiy, A </text:p>
          </table:table-cell>
          <table:table-cell table:style-name="ce106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imulate Complex Physics with Graph Networks</text:p>
          </table:table-cell>
          <table:table-cell table:style-name="ce106" office:value-type="string" calcext:value-type="string">
            <text:p>Alvaro Sanchez-Gonzalez </text:p>
          </table:table-cell>
          <table:table-cell table:style-name="ce106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23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ER: Volume Invariant Position-based Elastic Rods</text:p>
          </table:table-cell>
          <table:table-cell table:style-name="ce106" office:value-type="string" calcext:value-type="string">
            <text:p>Baptiste Angles </text:p>
          </table:table-cell>
          <table:table-cell table:style-name="ce106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106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Jump Stochastic Differential Equations</text:p>
          </table:table-cell>
          <table:table-cell table:style-name="ce106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on and Perception as Divergence Minimization</text:p>
          </table:table-cell>
          <table:table-cell table:style-name="ce106" office:value-type="string" calcext:value-type="string">
            <text:p>Danijar Hafner </text:p>
          </table:table-cell>
          <table:table-cell table:style-name="ce106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24" office:value-type="string" calcext:value-type="string">
            <text:p> <text:span text:style-name="T5">http://mng.bz/2286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5">
          <table:table-cell table:style-name="ce117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5">
          <table:table-cell table:style-name="ce117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106" table:number-columns-repeated="2"/>
          <table:table-cell table:style-name="ce127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25"/>
          <table:table-cell table:style-name="ce126" office:value-type="string" calcext:value-type="string">
            <text:p>papers collection</text:p>
          </table:table-cell>
          <table:table-cell table:style-name="ce126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18" table:number-columns-repeated="2"/>
          <table:table-cell table:style-name="ce127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6" office:value-type="string" calcext:value-type="string">
            <text:p>How Google's AlphaGo Beat a Go World Champion</text:p>
          </table:table-cell>
          <table:table-cell table:style-name="ce119" table:number-columns-repeated="2"/>
          <table:table-cell table:style-name="ce127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22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27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21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106" table:number-columns-repeated="2"/>
          <table:table-cell table:style-name="ce127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27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106" table:number-columns-repeated="2"/>
          <table:table-cell table:style-name="ce127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28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106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106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106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27"/>
        <table:table-column table:style-name="co2" table:number-columns-repeated="7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106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25"/>
          <table:table-cell table:style-name="ce126" office:value-type="string" calcext:value-type="string">
            <text:p>papers collection</text:p>
          </table:table-cell>
          <table:table-cell table:style-name="ce126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18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2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6"/>
          <table:table-cell table:style-name="ce119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22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25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21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22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21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29" office:value-type="string" calcext:value-type="string">
            <text:p>personal</text:p>
          </table:table-cell>
        </table:table-row>
        <table:table-row table:style-name="ro5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29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29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29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29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29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29"/>
        </table:table-row>
        <table:table-row table:style-name="ro5">
          <table:table-cell table:style-name="ce129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29" table:number-columns-repeated="2"/>
          <table:table-cell table:style-name="ce129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29"/>
          <table:table-cell table:style-name="ce129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29"/>
          <table:table-cell table:number-columns-repeated="2"/>
          <table:table-cell table:style-name="ce129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29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29"/>
        </table:table-row>
        <table:table-row table:style-name="ro1">
          <table:table-cell table:number-columns-repeated="9"/>
          <table:table-cell table:style-name="ce129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29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29"/>
        </table:table-row>
        <table:table-row table:style-name="ro1">
          <table:table-cell table:number-columns-repeated="9"/>
          <table:table-cell table:style-name="ce129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29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23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0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2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28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121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1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1">
          <table:table-cell table:style-name="ce131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31" office:value-type="string" calcext:value-type="string">
            <text:p>course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21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2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22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8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106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.00.0000</text:date>, <text:time style:data-style-name="N2" text:time-value="16:56:02.58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79DT16H58M43S</meta:editing-duration>
    <meta:editing-cycles>878</meta:editing-cycles>
    <meta:generator>LibreOffice/7.6.1.2$Windows_X86_64 LibreOffice_project/f5defcebd022c5bc36bbb79be232cb6926d8f674</meta:generator>
    <dc:date>2023-09-21T16:57:22.275000000</dc:date>
    <meta:document-statistic meta:table-count="21" meta:cell-count="3150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